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2b6b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38088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0ff65840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language="en" fo:country="GB"/>
    </style:style>
    <style:style style:name="T27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officeooo:rsid="0fed6741"/>
    </style:style>
    <style:style style:name="T280" style:family="text">
      <style:text-properties officeooo:rsid="0f981b1c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6"><text:s/></text:span></text:span><text:span text:style-name="Strong_20_Emphasis"><text:span text:style-name="T161">LTS</text:span></text:span><text:span text:style-name="Strong_20_Emphasis"><text:span text:style-name="T157"><text:note text:id="ftn1" text:note-class="footnote"><text:note-citation>1</text:note-citation><text:note-body><text:p text:style-name="P97"><text:span text:style-name="T283">LTS stands for Long-Term Support, and this April </text:span><text:span text:style-name="Strong_20_Emphasis"><text:span text:style-name="T293"><text:user-field-get style:data-style-name="N0" text:name="Releaseyear">2022</text:user-field-get></text:span></text:span><text:span text:style-name="T284"><text:s/></text:span><text:span text:style-name="Strong_20_Emphasis"><text:span text:style-name="T289"><text:user-field-get text:name="Distro">Ubuntu</text:user-field-get></text:span></text:span><text:span text:style-name="T285"><text:s/></text:span><text:span text:style-name="T290"><text:user-field-get text:name="Version">22.04</text:user-field-get></text:span><text:span text:style-name="T290"><text:s/></text:span><text:span text:style-name="T291">LTS</text:span><text:span text:style-name="T290"> </text:span><text:span text:style-name="Strong_20_Emphasis"><text:span text:style-name="T292"><text:user-field-get text:name="Edition">Desktop</text:user-field-get></text:span></text:span><text:span text:style-name="T283"><text:s/>(codename jammy) will be supported for 5 years until April 2027, and with an </text:span><text:span text:style-name="T288">free personal </text:span><text:span text:style-name="T283">Ubuntu </text:span><text:span text:style-name="T286">P</text:span><text:span text:style-name="T283">ro</text:span><text:span text:style-name="T288"> </text:span><text:span text:style-name="T283">subscription for 1</text:span><text:span text:style-name="T287">0</text:span><text:span text:style-name="T283"> years until April 203</text:span><text:span text:style-name="T287">2</text:span><text:span text:style-name="T283">.</text:span></text:p></text:note-body></text:note></text:span></text:span><text:span text:style-name="Strong_20_Emphasis"><text:span text:style-name="T158"> </text:span></text:span><text:span text:style-name="Strong_20_Emphasis"><text:span text:style-name="T159"><text:user-field-get text:name="Edition">Desktop</text:user-field-get></text:span></text:span><text:span text:style-name="Strong_20_Emphasis"><text:span text:style-name="T160">.</text:span></text:span></text:p>
      <text:p text:style-name="P103"><text:span text:style-name="Strong_20_Emphasis"><text:span text:style-name="T95"/></text:span></text:p>
      <text:p text:style-name="P103"><text:span text:style-name="Strong_20_Emphasis"><text:span text:style-name="T228">This is a fillable PDF, no printing required.</text:span></text:span></text:p>
      <text:p text:style-name="P104"><text:span text:style-name="Strong_20_Emphasis"><text:span text:style-name="T154"/></text:span></text:p>
      <text:p text:style-name="P13"><text:span text:style-name="T177">Fill in the </text:span><text:span text:style-name="Strong_20_Emphasis"><text:span text:style-name="T65">text box</text:span></text:span><text:span text:style-name="T177"> behind the </text:span><text:span text:style-name="T186">underlined</text:span><text:span text:style-name="T178"> </text:span><text:span text:style-name="T177">words, see [explanation]:</text:span></text:p>
      <text:p text:style-name="P11"><text:span text:style-name="Definition"><text:span text:style-name="T277">user</text:span></text:span><text:span text:style-name="T229"><text:tab/><text:tab/></text:span><text:span text:style-name="T239"> <text:tab/><text:tab/><text:tab/> </text:span><text:span text:style-name="T230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2">ull </text:span><text:span text:style-name="T240">na</text:span><text:span text:style-name="T242">me,</text:span><text:span text:style-name="T240"> </text:span><text:span text:style-name="T242">e.g.</text:span><text:span text:style-name="T240"> </text:span><text:span text:style-name="T241">J</text:span><text:span text:style-name="T244">ohn Doe</text:span><text:span text:style-name="T247">]</text:span></text:p>
      <text:p text:style-name="P69"><text:span text:style-name="Definition"><text:span text:style-name="T246">USER</text:span></text:span><text:span text:style-name="Definition"><text:span text:style-name="T276">na</text:span></text:span><text:span text:style-name="Definition"><text:span text:style-name="T278">me</text:span></text:span><text:span text:style-name="T245"><text:tab/><text:tab/><text:tab/> </text:span><text:span text:style-name="T245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8">j</text:span><text:span text:style-name="T170">oh</text:span><text:span text:style-name="T168">n</text:span><text:span text:style-name="T169">]</text:span></text:p>
      <text:p text:style-name="P10"><text:span text:style-name="Definition"><text:span text:style-name="T276">COMPUTERNA</text:span></text:span><text:span text:style-name="Definition"><text:span text:style-name="T278">me</text:span></text:span><text:span text:style-name="T248"><text:tab/> </text:span><text:span text:style-name="T276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76"><text:s text:c="2"/></text:span><text:span text:style-name="T249">[</text:span><text:span text:style-name="T255">N</text:span><text:span text:style-name="T250">a</text:span><text:span text:style-name="T254">me of the</text:span><text:span text:style-name="T250"> compute</text:span><text:span text:style-name="T251">r, </text:span><text:span text:style-name="T254">e.g.</text:span><text:span text:style-name="T252"> </text:span><text:span text:style-name="T253">pc02</text:span><text:span text:style-name="T249">]</text:span></text:p>
      <text:p text:style-name="P14"><text:span text:style-name="Definition"><text:span text:style-name="T257">USER</text:span></text:span><text:span text:style-name="T256"><text:tab/><text:tab/></text:span><text:span text:style-name="T239"> <text:tab/><text:tab/><text:tab/> </text:span><text:span text:style-name="T230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3">ull </text:span><text:span text:style-name="T234">na</text:span><text:span text:style-name="T235">me</text:span><text:span text:style-name="T234"> possibly </text:span><text:span text:style-name="T237">2</text:span><text:span text:style-name="T270">nd</text:span><text:span text:style-name="T237"> </text:span><text:span text:style-name="T236">user</text:span><text:span text:style-name="T243">]</text:span></text:p>
      <text:p text:style-name="P95"><text:span text:style-name="Definition"><text:span text:style-name="T257">USERN</text:span></text:span><text:span text:style-name="Definition"><text:span text:style-name="T258">a</text:span></text:span><text:span text:style-name="Definition"><text:span text:style-name="T259">me</text:span></text:span><text:span text:style-name="Definition"><text:span text:style-name="T264"><text:tab/><text:tab/><text:tab/> </text:span></text:span><text:span text:style-name="T245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5"><text:s text:c="2"/></text:span><text:span text:style-name="T261">[</text:span><text:span text:style-name="T263">U</text:span><text:span text:style-name="T262">ser</text:span><text:span text:style-name="T260"> </text:span><text:span text:style-name="T266">na</text:span><text:span text:style-name="T267">me</text:span><text:span text:style-name="T266"> possibly </text:span><text:span text:style-name="T269">2</text:span><text:span text:style-name="T271">nd</text:span><text:span text:style-name="T269"> </text:span><text:span text:style-name="T268">user</text:span><text:span text:style-name="T265">]</text:span></text:p>
      <text:p text:style-name="P12"><text:span text:style-name="T171">Replace the </text:span><text:span text:style-name="T185">underlined</text:span><text:span text:style-name="T171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1">.</text:span></text:p>
      <text:p text:style-name="P53"/>
      <text:p text:style-name="P53"/>
      <text:p text:style-name="P9"><text:span text:style-name="T181">Not yet on Linux?</text:span><text:span text:style-name="T172"><text:tab/></text:span><text:span text:style-name="T179"><text:tab/></text:span><text:span text:style-name="T180">Use</text:span><text:span text:style-name="T173"> </text:span><text:span text:style-name="Strong_20_Emphasis"><text:span text:style-name="T183">Checklist </text:span></text:span><text:span text:style-name="Strong_20_Emphasis"><text:span text:style-name="T184">transfer</text:span></text:span><text:span text:style-name="T173"> o</text:span><text:span text:style-name="T176">n</text:span><text:span text:style-name="T17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4"> </text:span><text:span text:style-name="T176">u</text:span><text:span text:style-name="T174">nder </text:span><text:span text:style-name="T182">Linux</text:span><text:span text:style-name="T175">.</text:span></text:p>
      <text:p text:style-name="P46"><text:span text:style-name="T199">New installation?</text:span><text:span text:style-name="T201"><text:tab/></text:span><text:span text:style-name="T203"></text:span><text:span text:style-name="T204"><text:tab/>Start at chapter</text:span><text:span text:style-name="T201"> </text:span><text:span text:style-name="T199"><text:bookmark-ref text:reference-format="page" text:ref-name="__RefNumPara__4009_1271708128">2</text:bookmark-ref></text:span><text:span text:style-name="T201"><text:s text:c="2"/></text:span><text:span text:style-name="T200"><text:bookmark-ref text:reference-format="text" text:ref-name="__RefNumPara__4009_1271708128">Perform installation</text:bookmark-ref></text:span><text:span text:style-name="T202">.</text:span></text:p>
      <text:p text:style-name="P29"/>
      <text:p text:style-name="P29"/>
      <text:list xml:id="list1550292465" text:style-name="L1">
        <text:list-item>
          <text:p text:style-name="P100"><text:bookmark-start text:name="__RefNumPara__4083_1271708128"/>Prepar<text:span text:style-name="T280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111">Login any additional </text:span></text:span><text:span text:style-name="Definition"><text:span text:style-name="T275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92915836259088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87">Boot the computer from</text:span><text:span text:style-name="T195"><text:note text:id="ftn5" text:note-class="footnote"><text:note-citation>1</text:note-citation><text:note-body><text:p text:style-name="P94"><text:span text:style-name="T119">Boot menu/Setup via one of the </text:span><text:span text:style-name="T120">f</text:span><text:span text:style-name="T119">requently used keys:</text:span> <text:span text:style-name="T282">Esc</text:span><text:span text:style-name="T276">, </text:span><text:span text:style-name="T282">Delete</text:span><text:span text:style-name="T276">, </text:span><text:span text:style-name="T282">F1</text:span><text:span text:style-name="T276">, </text:span><text:span text:style-name="T282">F2</text:span><text:span text:style-name="T276">, </text:span><text:span text:style-name="T282">F9</text:span><text:span text:style-name="T276">, </text:span><text:span text:style-name="T282">F10</text:span><text:span text:style-name="T276">, </text:span><text:span text:style-name="T282">F11</text:span><text:span text:style-name="T276">, </text:span><text:span text:style-name="T279">or </text:span><text:span text:style-name="T282">F12</text:span><text:span text:style-name="T276">.</text:span></text:p></text:note-body></text:note></text:span><text:span text:style-name="T187"> an</text:span><text:span text:style-name="T191"> </text:span><text:span text:style-name="Strong_20_Emphasis"><text:span text:style-name="T164"><text:user-field-get text:name="Distro">Ubuntu</text:user-field-get></text:span></text:span><text:span text:style-name="T194"><text:s/></text:span><text:span text:style-name="T165"><text:user-field-get text:name="Version">22.04</text:user-field-get></text:span><text:span text:style-name="T165"><text:s/></text:span><text:span text:style-name="T166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T18">without modifying any files on the hard drive and also allows installation of </text:span><text:span text:style-name="Strong_20_Emphasis"><text:span text:style-name="T198"><text:user-field-get text:name="Distro">Ubuntu</text:user-field-get></text:span></text:span><text:span text:style-name="Strong_20_Emphasis"><text:span text:style-name="T198">.</text:span></text:span></text:p></text:note-body></text:note></text:span><text:span text:style-name="T187"> USB stick</text:span><text:span text:style-name="T91"><text:note text:id="ftn7" text:note-class="footnote"><text:note-citation>3</text:note-citation><text:note-body><text:p text:style-name="P93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2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67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89">C</text:span><text:span text:style-name="T190">lick</text:span><text:span text:style-name="T189"> </text:span><text:span text:style-name="T193">In</text:span><text:span text:style-name="T192">stall Ubuntu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3">At</text:span><text:span text:style-name="T219"> </text:span><text:span text:style-name="T225">Who are you?</text:span><text:span text:style-name="Strong_20_Emphasis"><text:span text:style-name="T216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7"><text:span text:style-name="Strong_20_Emphasis"><text:span text:style-name="T217">E</text:span></text:span><text:span text:style-name="T219">nter your </text:span><text:span text:style-name="T226">Your n</text:span><text:span text:style-name="T225">ame </text:span><text:span text:style-name="Definition"><text:span text:style-name="T14">USER</text:span></text:span><text:span text:style-name="Strong_20_Emphasis"><text:span text:style-name="T215">, <text:line-break/></text:span></text:span><text:span text:style-name="Strong_20_Emphasis"><text:span text:style-name="T221">Y</text:span></text:span><text:span text:style-name="Strong_20_Emphasis"><text:span text:style-name="T220">our computer</text:span></text:span><text:span text:style-name="Strong_20_Emphasis"><text:span text:style-name="T22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4">,<text:line-break/></text:span></text:span><text:span text:style-name="Strong_20_Emphasis"><text:span text:style-name="T222">Pick</text:span></text:span><text:span text:style-name="Strong_20_Emphasis"><text:span text:style-name="T220"> a username</text:span></text:span><text:span text:style-name="Strong_20_Emphasis"><text:span text:style-name="T21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4">, </text:span></text:span><text:span text:style-name="Strong_20_Emphasis"><text:span text:style-name="T218">and</text:span></text:span><text:span text:style-name="Strong_20_Emphasis"><text:span text:style-name="T214"><text:line-break/></text:span></text:span><text:span text:style-name="Strong_20_Emphasis"><text:span text:style-name="T213">enter a </text:span></text:span><text:span text:style-name="Strong_20_Emphasis"><text:span text:style-name="T224">password</text:span></text:span><text:span text:style-name="Strong_20_Emphasis"><text:span text:style-name="T213"> twice.</text:span></text:span></text:p>
          </table:table-cell>
        </table:table-row>
      </table:table>
      <text:p text:style-name="P56"><text:span text:style-name="Strong_20_Emphasis"><text:span text:style-name="T71"/></text:span></text:p>
      <text:list xml:id="list92916379160089" text:continue-numbering="true" text:style-name="L1">
        <text:list-item>
          <text:p text:style-name="P99"><text:span text:style-name="Strong_20_Emphasis"><text:span text:style-name="T89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7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8"><text:span text:style-name="Strong_20_Emphasis"><text:span text:style-name="T142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4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">If updated software <text:span text:style-name="T301">is </text:span>available click <text:span text:style-name="T300">Install Now</text:span>.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77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4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4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6" office:value-type="string">
            <text:p text:style-name="P9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5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8"/></text:span></text:p>
      <text:p text:style-name="P59"><text:span text:style-name="Strong_20_Emphasis"><text:span text:style-name="T45"/></text:span></text:p>
      <text:list xml:id="list92916451765554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27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3"><text:span text:style-name="User_20_Entry"><text:span text:style-name="T125">Login any additional </text:span></text:span><text:span text:style-name="Definition"><text:span text:style-name="T274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7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208">End of checklist,</text:span><text:span text:style-name="T209"> </text:span><text:span text:style-name="Strong_20_Emphasis"><text:span text:style-name="T162"><text:user-field-get text:name="Distro">Ubuntu</text:user-field-get></text:span></text:span><text:span text:style-name="T207"><text:s/></text:span><text:span text:style-name="T205"><text:user-field-get text:name="Version">22.04</text:user-field-get></text:span><text:span text:style-name="T205"><text:s/></text:span><text:span text:style-name="T206">LTS</text:span><text:span text:style-name="Strong_20_Emphasis"><text:span text:style-name="T163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8">installation is complete.</text:span></text:p>
      <text:p text:style-name="P22"/>
      <text:p text:style-name="P15"><text:span text:style-name="Emphasis"><text:span text:style-name="T295">Written</text:span></text:span><text:span text:style-name="Emphasis"><text:span text:style-name="T296"> </text:span></text:span><text:span text:style-name="Emphasis"><text:span text:style-name="T295">by</text:span></text:span><text:span text:style-name="Emphasis"><text:span text:style-name="T29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7">, </text:span></text:span><text:a xlink:type="simple" xlink:href="https://creativecommons.org/publicdomain/zero/1.0" text:style-name="Internet_20_link" text:visited-style-name="Visited_20_Internet_20_Link"><text:span text:style-name="Emphasis"><text:span text:style-name="T298">CC0 1.0</text:span></text:span></text:a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5T09:29:14.722522501">05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9:14.588721112</dc:date>
    <meta:keyword>Installatie</meta:keyword>
    <meta:keyword>Checklist</meta:keyword>
    <meta:keyword>Linux</meta:keyword>
    <meta:editing-cycles>6866</meta:editing-cycles>
    <meta:editing-duration>P12DT2H40M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33" meta:character-count="3924" meta:non-whitespace-character-count="3332"/>
    <meta:user-defined meta:name="Info 1"/>
    <meta:user-defined meta:name="Info 2"/>
    <meta:user-defined meta:name="Info 3"/>
    <meta:user-defined meta:name="Info 4"/>
  </office:meta>
</office:document-meta>
</file>